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ckMakerTest.settingsFor( Class &lt; T &gt; type , Class &lt; ? &gt; ... extraInterf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ummyMockHandler.setAnswersForStubbing( List &lt; Answer &lt; ? &gt;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ummyMockHandler.getInvocatio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ockHandler.getMock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MakerTest.settingsWithSuperCall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MakerTest.AbstractMockMakerTest( MM mockMaker , Class &lt; C &gt;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ockHandler.handle(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MakerTest.serializableSettingsFor( Class &lt; T &gt; type , SerializableMode serializabl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MakerTest.should_reset_mock_and_set_new_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ckMakerTest.dumm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MakerTest.should_mocks_have_different_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MockMakerTest.settingsWithConstructorFor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